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287d0f"/>
    </style:style>
    <style:style style:name="P4" style:family="paragraph" style:parent-style-name="Standard">
      <style:text-properties officeooo:paragraph-rsid="002b3626"/>
    </style:style>
    <style:style style:name="P5" style:family="paragraph" style:parent-style-name="Standard">
      <style:text-properties officeooo:paragraph-rsid="002dd1c4"/>
    </style:style>
    <style:style style:name="P6" style:family="paragraph" style:parent-style-name="Standard">
      <style:text-properties officeooo:paragraph-rsid="002e50b2"/>
    </style:style>
    <style:style style:name="P7" style:family="paragraph" style:parent-style-name="Standard">
      <style:text-properties officeooo:rsid="002e50b2" officeooo:paragraph-rsid="002e50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50b2" style:font-weight-asian="bold" style:font-weight-complex="bold"/>
    </style:style>
    <style:style style:name="T3" style:family="text">
      <style:text-properties officeooo:rsid="002e50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quest into a Response</text:p>
      <text:p text:style-name="Standard"/>
      <text:p text:style-name="Standard"><text:s text:c="9"/><text:span text:style-name="T1"><text:s text:c="3"/>The HttpKernel Component</text:span></text:p>
      <text:p text:style-name="Standard"/>
      <text:p text:style-name="Standard"><text:s text:c="12"/>=&gt;The HttpKernel component provides a structured process for converting a Request into a <text:tab/>Response by making use of the <text:span text:style-name="T1">EventDispatcher</text:span> component.</text:p>
      <text:p text:style-name="Standard"/>
      <text:p text:style-name="Standard"/>
      <text:p text:style-name="Standard"><text:s text:c="12"/><text:span text:style-name="T1">1)Installation</text:span></text:p>
      <text:p text:style-name="Standard"/>
      <text:p text:style-name="Standard"><text:s text:c="16"/>=&gt;Command to Installation of HttpKernel</text:p>
      <text:p text:style-name="Standard"/>
      <text:p text:style-name="Standard"><text:s text:c="19"/><text:span text:style-name="T1"><text:s/>composer require symfony/http-kernel</text:span></text:p>
      <text:p text:style-name="Standard"/>
      <text:p text:style-name="Standard"/>
      <text:p text:style-name="Standard"><text:s text:c="17"/>=&gt;If you install this component outside of a Symfony application, you must require the <text:tab/>vendor/autoload.php</text:p>
      <text:p text:style-name="Standard"/>
      <text:p text:style-name="Standard"><text:s text:c="11"/><text:span text:style-name="T1">2)The Workflow of a Request</text:span></text:p>
      <text:p text:style-name="Standard"/>
      <text:p text:style-name="Standard"><text:s text:c="20"/>=&gt;Every HTTP web interaction begins with a request and ends with a response.</text:p>
      <text:p text:style-name="Standard"><text:s text:c="20"/>=&gt;Your job as a developer is to create PHP code that reads the request information (e.g. <text:tab/><text:tab/>the URL) and creates and returns a response (e.g. an HTML page or JSON string).</text:p>
      <text:p text:style-name="Standard"><text:s text:c="20"/>=&gt; This is a simplified overview of the request workflow in Symfony applications:</text:p>
      <text:p text:style-name="Standard"/>
      <text:p text:style-name="Standard"/>
      <text:p text:style-name="Standard"><text:s text:c="20"/>Example lern</text:p>
      <text:p text:style-name="Standard"><text:s text:c="23"/><text:span text:style-name="T1"><text:s/>1-The user asks for a resource in a browser;</text:span></text:p>
      <text:p text:style-name="P1"><text:s text:c="24"/>2-The browser sends a request to the server;</text:p>
      <text:p text:style-name="P1"><text:s text:c="24"/>3-Symfony gives the application a Request object;</text:p>
      <text:p text:style-name="P1"><text:s text:c="24"/>4-The application generates a Response object using the data of the Request <text:tab/><text:tab/>object;</text:p>
      <text:p text:style-name="P1"><text:s text:c="24"/>5-The server sends back the response to the browser;</text:p>
      <text:p text:style-name="P1"><text:s text:c="24"/>6-The browser displays the resource to the user.</text:p>
      <text:p text:style-name="Standard"/>
      <text:p text:style-name="Standard"><text:s text:c="19"/>=&gt;The HttpKernel component provides an interface that formalizes the process of <text:tab/>starting with a request and creating the appropriate response. The component is meant to be <text:tab/>the heart of any application or framework, no matter how varied the architecture of that <text:tab/>system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9"/><text:span text:style-name="T1">Example</text:span></text:p>
      <text:p text:style-name="Standard"/>
      <text:p text:style-name="Standard"><text:s text:c="21"/><text:span text:style-name="T1"><text:s text:c="3"/>namespace Symfony\Component\HttpKernel;</text:span></text:p>
      <text:p text:style-name="Standard"/>
      <text:p text:style-name="Standard"><text:s text:c="24"/><text:span text:style-name="T1">use Symfony\Component\HttpFoundation\Request;</text:span></text:p>
      <text:p text:style-name="Standard"/>
      <text:p text:style-name="Standard"><text:s text:c="21"/><text:span text:style-name="T1"><text:s text:c="3"/>interface HttpKernelInterface</text:span></text:p>
      <text:p text:style-name="P1"><text:s text:c="24"/>{</text:p>
      <text:p text:style-name="P1"><text:s text:c="28"/>// ...</text:p>
      <text:p text:style-name="P1"/>
      <text:p text:style-name="P1"><text:s text:c="28"/>/**</text:p>
      <text:p text:style-name="P1"><text:s text:c="28"/>* @return Response A Response instance</text:p>
      <text:p text:style-name="P1"><text:s text:c="28"/>*/</text:p>
      <text:p text:style-name="P1"><text:s text:c="28"/>public function handle(</text:p>
      <text:p text:style-name="P1"><text:s text:c="32"/>Request $request,</text:p>
      <text:p text:style-name="P1"><text:s text:c="32"/>int $type = self::MAIN_REQUEST,</text:p>
      <text:p text:style-name="P1"><text:s text:c="32"/>bool $catch = true</text:p>
      <text:p text:style-name="P1"><text:s text:c="28"/>): Response;</text:p>
      <text:p text:style-name="P1"><text:s text:c="24"/>}</text:p>
      <text:p text:style-name="P1"/>
      <text:p text:style-name="Standard"><text:s text:c="22"/>=&gt;Internally, HttpKernel::handle() - the concrete implementation of <text:tab/>HttpKernelInterface::handle() - defines a workflow that starts with a Request and ends with <text:tab/>a Response.</text:p>
      <text:p text:style-name="Standard"><text:s text:c="22"/>=&gt;The exact details of this workflow are the key to understanding how the kernel (and <text:tab/>the Symfony Framework or any other library that uses the kernel) works.</text:p>
      <text:p text:style-name="Standard"/>
      <text:p text:style-name="Standard"/>
      <text:p text:style-name="Standard"><text:s text:c="18"/><text:span text:style-name="T1">3)HttpKernel: Driven by Events</text:span></text:p>
      <text:p text:style-name="Standard"/>
      <text:p text:style-name="Standard"><text:s text:c="20"/>=&gt;The <text:span text:style-name="T1">HttpKernel::handle()</text:span> method works internally by dispatching events. This <text:tab/>makes the method both flexible, but also a bit abstract, since all the "work" of a <text:tab/>framework/application built with HttpKernel is actually done in event listeners.</text:p>
      <text:p text:style-name="Standard"/>
      <text:p text:style-name="Standard"><text:s text:c="20"/>=&gt;Initially, using the HttpKernel does not take many steps.</text:p>
      <text:p text:style-name="Standard"><text:s text:c="20"/>=&gt;create an event dispatcher and a controller and argument resolver (explained below). <text:tab/><text:tab/>To complete your working kernel, you'll add more event listeners to the events <text:tab/><text:tab/><text:tab/>discussed below:</text:p>
      <text:p text:style-name="Standard"/>
      <text:p text:style-name="Standard"><text:s text:c="2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4"/>use Symfony\Component\EventDispatcher\EventDispatcher;</text:p>
      <text:p text:style-name="Standard"><text:s text:c="24"/>use Symfony\Component\HttpFoundation\Request;</text:p>
      <text:p text:style-name="Standard"><text:s text:c="24"/>use Symfony\Component\HttpFoundation\RequestStack;</text:p>
      <text:p text:style-name="Standard"><text:s text:c="24"/>use Symfony\Component\HttpKernel\Controller\ArgumentResolver;</text:p>
      <text:p text:style-name="Standard"><text:s text:c="24"/>use Symfony\Component\HttpKernel\Controller\ControllerResolver;</text:p>
      <text:p text:style-name="Standard"><text:s text:c="24"/>use Symfony\Component\HttpKernel\HttpKernel;</text:p>
      <text:p text:style-name="Standard"/>
      <text:p text:style-name="Standard"/>
      <text:p text:style-name="Standard"/>
      <text:p text:style-name="Standard"><text:s text:c="24"/>// create the Request object</text:p>
      <text:p text:style-name="Standard"><text:s text:c="24"/>$request = Request::createFromGlobals();</text:p>
      <text:p text:style-name="Standard"/>
      <text:p text:style-name="Standard"><text:s text:c="24"/>$dispatcher = new EventDispatcher();</text:p>
      <text:p text:style-name="Standard"><text:s text:c="20"/>// ... add some event listeners</text:p>
      <text:p text:style-name="Standard"/>
      <text:p text:style-name="Standard"><text:s text:c="20"/>// create your controller and argument resolvers</text:p>
      <text:p text:style-name="Standard"><text:s text:c="20"/>$controllerResolver = new ControllerResolver();</text:p>
      <text:p text:style-name="Standard"><text:s text:c="20"/>$argumentResolver = new ArgumentResolver();</text:p>
      <text:p text:style-name="Standard"/>
      <text:p text:style-name="Standard"><text:s text:c="20"/>// instantiate the kernel</text:p>
      <text:p text:style-name="Standard"><text:s text:c="20"/>$kernel = new HttpKernel($dispatcher, $controllerResolver, new RequestStack(), <text:tab/><text:tab/><text:tab/>$argumentResolver);</text:p>
      <text:p text:style-name="Standard"/>
      <text:p text:style-name="Standard"><text:s text:c="20"/>// actually execute the kernel, which turns the request into a response</text:p>
      <text:p text:style-name="Standard"><text:s text:c="20"/>// by dispatching events, calling a controller, and returning the response</text:p>
      <text:p text:style-name="Standard"><text:s text:c="20"/>$response = $kernel-&gt;handle($request);</text:p>
      <text:p text:style-name="Standard"/>
      <text:p text:style-name="Standard"><text:s text:c="20"/>// send the headers and echo the content</text:p>
      <text:p text:style-name="Standard"><text:s text:c="20"/>$response-&gt;send();</text:p>
      <text:p text:style-name="Standard"/>
      <text:p text:style-name="Standard"><text:s text:c="20"/>// trigger the kernel.terminate event</text:p>
      <text:p text:style-name="Standard"><text:s text:c="20"/>$kernel-&gt;terminate($request, $response);</text:p>
      <text:p text:style-name="Standard"/>
      <text:p text:style-name="Standard"/>
      <text:p text:style-name="Standard"/>
      <text:p text:style-name="Standard"><text:s text:c="20"/>=&gt;For general information on adding listeners to the events below,</text:p>
      <text:p text:style-name="Standard"/>
      <text:p text:style-name="Standard"><text:s text:c="19"/><text:span text:style-name="T1"><text:s/>1) The kernel.request Event</text:span></text:p>
      <text:p text:style-name="Standard"/>
      <text:p text:style-name="Standard"><text:s text:c="25"/>=&gt;Typical Purposes: To add more information to the Request, initialize parts of the <text:tab/><text:tab/>system, or return a Response if possible (e.g. a security layer that denies access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4"/>=&gt;<text:span text:style-name="T1">Kernel Events Information Table</text:span></text:p>
      <text:p text:style-name="Standard"/>
      <text:p text:style-name="Standard"><text:s text:c="28"/>=&gt;<text:span text:style-name="T1">kernel.request <text:s/><text:tab/>KernelEvents::REQUEST RequestEvent</text:span></text:p>
      <text:p text:style-name="Standard"><text:s text:c="28"/>=&gt;<text:span text:style-name="T1">kernel.controller <text:s/>KernelEvents::CONTROLLER <text:s/>ControllerEvent</text:span></text:p>
      <text:p text:style-name="Standard"><text:s text:c="28"/>=&gt;k<text:span text:style-name="T1">ernel.controller_arguments <text:s/><text:tab/><text:tab/><text:tab/><text:tab/>KernelEvents::CONTROLLER_ARGUMENTS <text:s/>ControllerArgumentsEvent</text:span></text:p>
      <text:p text:style-name="Standard"><text:s text:c="28"/>=&gt;<text:span text:style-name="T1">kernel.view <text:s/><text:tab/>KernelEvents::VIEW ViewEvent</text:span></text:p>
      <text:p text:style-name="Standard"><text:s text:c="28"/>=&gt;<text:span text:style-name="T1">kernel.response <text:s/>KernelEvents::RESPONSE ResponseEvent</text:span></text:p>
      <text:p text:style-name="Standard"><text:s text:c="28"/>=&gt;<text:span text:style-name="T1">kernel.finish_request <text:s/>kernelEvents::FINISH_REQUEST <text:s/><text:tab/><text:tab/>FinishRequestEvent</text:span></text:p>
      <text:p text:style-name="Standard"><text:s text:c="28"/>=&gt;<text:span text:style-name="T1">kernel.terminate <text:s text:c="5"/>KernelEvents::TERMINATE <text:s text:c="4"/>TerminateEvent</text:span></text:p>
      <text:p text:style-name="Standard"><text:s text:c="28"/>=&gt;<text:span text:style-name="T1">kernel.exception <text:s text:c="5"/>KernelEvents::EXCEPTION <text:s text:c="4"/>ExceptionEvent</text:span></text:p>
      <text:p text:style-name="Standard"/>
      <text:p text:style-name="Standard"/>
      <text:p text:style-name="Standard"/>
      <text:p text:style-name="Standard"/>
      <text:p text:style-name="Standard"><text:s text:c="24"/>=&gt;Listeners of this event can be quite varied. Some listeners - such as a security <text:tab/><text:tab/><text:tab/>listener - might have enough information to create a Response object immediately.</text:p>
      <text:p text:style-name="Standard"><text:s text:c="24"/>=&gt; For example, if a security listener determined that a user doesn't have access, that <text:tab/><text:tab/>listener may return a RedirectResponse to the login page or a 403 Access Denied <text:tab/><text:tab/>response.</text:p>
      <text:p text:style-name="Standard"/>
      <text:p text:style-name="Standard"><text:s text:c="24"/>=&gt;If a Response is returned at this stage, the process skips directly to the <text:tab/><text:tab/><text:tab/><text:tab/>kernel.response event.</text:p>
      <text:p text:style-name="Standard"/>
      <text:p text:style-name="Standard"><text:s text:c="24"/>=&gt;Another common listener is routing. A router listener may process the Request <text:tab/><text:tab/>and determine the controller that should be rendered (see the next section</text:p>
      <text:p text:style-name="Standard"><text:s text:c="24"/>=&gt;This means that if your router listener somehow determines the controller, it can <text:tab/><text:tab/>store it on the Request attributes (which can be used by your controller resolver).</text:p>
      <text:p text:style-name="Standard"/>
      <text:p text:style-name="Standard"><text:s text:c="24"/>=&gt;Overall, the purpose of the kernel.request event is either to create and return a <text:tab/><text:tab/>Response directly, or to add information to the Request (e.g. setting the locale or <text:tab/><text:tab/><text:tab/>setting some other information on the Request attributes).</text:p>
      <text:p text:style-name="Standard"/>
      <text:p text:style-name="Standard"/>
      <text:p text:style-name="Standard"><text:s text:c="24"/>=&gt;<text:span text:style-name="T1">kernel.request in the Symfony Framework</text:span></text:p>
      <text:p text:style-name="Standard"/>
      <text:p text:style-name="Standard"><text:s text:c="28"/>=&gt;The most important listener to kernel.request in the Symfony Framework is the <text:tab/><text:tab/>RouterListener. This class executes the routing layer, which returns an array of <text:tab/><text:tab/><text:tab/>information about the matched request, including the _controller and any <text:tab/><text:tab/><text:tab/><text:tab/>placeholders that are in the route's pattern (e.g. {slug}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6"/><text:span text:style-name="T1"><text:s text:c="3"/>2) Resolve the Controller</text:span></text:p>
      <text:p text:style-name="Standard"/>
      <text:p text:style-name="Standard"><text:s text:c="20"/>=&gt;Assuming that no kernel.request listener was able to create a Response, the next step <text:tab/>in HttpKernel is to determine and prepare (i.e. resolve) the controller. The controller is the <text:tab/>part of the end-application's code that is responsible for creating and returning the Response <text:tab/>for a specific page.</text:p>
      <text:p text:style-name="Standard"/>
      <text:p text:style-name="Standard"><text:s text:c="20"/>=&gt;But how you determine the exact controller for a request is entirely up to your <text:tab/>application. This is the job of the "controller resolver" - a class that implements <text:tab/>ControllerResolverInterface and is one of the constructor arguments to HttpKernel.</text:p>
      <text:p text:style-name="Standard"/>
      <text:p text:style-name="Standard"><text:s text:c="20"/>=&gt;Your job is to create a class that implements the interface and fill in its method: <text:tab/>getController().</text:p>
      <text:p text:style-name="Standard"/>
      <text:p text:style-name="Standard"><text:s text:c="20"/><text:span text:style-name="T1">Example</text:span></text:p>
      <text:p text:style-name="Standard"><text:s text:c="24"/><text:span text:style-name="T1">namespace Symfony\Component\HttpKernel\Controller;</text:span></text:p>
      <text:p text:style-name="P1"/>
      <text:p text:style-name="P1"><text:s text:c="28"/>use Symfony\Component\HttpFoundation\Request;</text:p>
      <text:p text:style-name="P1"/>
      <text:p text:style-name="P1"><text:s text:c="28"/>interface ControllerResolverInterface</text:p>
      <text:p text:style-name="P1"><text:s text:c="28"/>{</text:p>
      <text:p text:style-name="P1"><text:s text:c="32"/>public function getController(Request $request);</text:p>
      <text:p text:style-name="P1"><text:s text:c="28"/>}</text:p>
      <text:p text:style-name="Standard"/>
      <text:p text:style-name="Standard"><text:s text:c="20"/>=&gt;Resolving the Controller in the Symfony Framework</text:p>
      <text:p text:style-name="Standard"/>
      <text:p text:style-name="Standard"><text:s text:c="21"/>=&gt;The Symfony Framework uses the built-in ControllerResolver class (actually, it <text:tab/>uses a subclass with some extra functionality mentioned below). This class leverages the <text:tab/>information that was placed on the Request object's attributes property during the <text:tab/>RouterListener.</text:p>
      <text:p text:style-name="Standard"/>
      <text:p text:style-name="Standard"/>
      <text:p text:style-name="Standard"><text:s text:c="32"/><text:span text:style-name="T1">getController</text:span></text:p>
      <text:p text:style-name="Standard"/>
      <text:p text:style-name="Standard"><text:s text:c="19"/>=&gt;The ControllerResolver looks for a _<text:span text:style-name="T1">controller</text:span> key on the Request object's attributes <text:tab/>property (recall that this information is typically placed on the Request via the <text:tab/>RouterListener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6"/><text:span text:style-name="T1"><text:s text:c="3"/>3) The kernel.controller Event</text:span></text:p>
      <text:p text:style-name="Standard"/>
      <text:p text:style-name="Standard"/>
      <text:p text:style-name="Standard"><text:s text:c="20"/><text:tab/> =&gt;Typical Purposes: Initialize things or change the controller just before the <text:tab/><text:tab/><text:tab/>controller is executed.</text:p>
      <text:p text:style-name="Standard"/>
      <text:p text:style-name="Standard"><text:s text:c="24"/>=&gt;After the controller callable has been determined, HttpKernel::handle() dispatches <text:tab/><text:tab/>the kernel.controller event.</text:p>
      <text:p text:style-name="Standard"/>
      <text:p text:style-name="Standard"><text:s text:c="24"/>=&gt;Another typical use-case for this event is to retrieve the attributes from the <text:tab/><text:tab/><text:tab/>controller using the <text:span text:style-name="T1">getAttributes</text:span>() method.</text:p>
      <text:p text:style-name="Standard"/>
      <text:p text:style-name="Standard"/>
      <text:p text:style-name="Standard"><text:s text:c="24"/>=&gt;<text:span text:style-name="T1">kernel.controller in the Symfony Framework</text:span></text:p>
      <text:p text:style-name="Standard"/>
      <text:p text:style-name="Standard"><text:s text:c="27"/>=&gt;An interesting listener to kernel.controller in the Symfony Framework is <text:tab/><text:tab/><text:tab/>CacheAttributeListener. This class fetches #[Cache] attribute configuration from the <text:tab/><text:tab/>controller and uses it to configure HTTP caching on the response.</text:p>
      <text:p text:style-name="Standard"/>
      <text:p text:style-name="Standard"><text:s text:c="27"/>=&gt;There are a few other minor listeners to the kernel.controller event in the <text:tab/><text:tab/><text:tab/>Symfony Framework that deal with collecting profiler data when the profiler is <text:tab/><text:tab/><text:tab/>enabled.</text:p>
      <text:p text:style-name="Standard"/>
      <text:p text:style-name="Standard"/>
      <text:p text:style-name="Standard"><text:s text:c="18"/><text:span text:style-name="T1"><text:s text:c="2"/>4) Getting the Controller Arguments</text:span></text:p>
      <text:p text:style-name="Standard"/>
      <text:p text:style-name="Standard"/>
      <text:p text:style-name="Standard"><text:s text:c="24"/>=&gt;Next, HttpKernel::handle() calls <text:span text:style-name="T1">ArgumentResolverInterface</text:span>::getArguments(). <text:tab/>Remember that the controller returned in getController() is a callable. The purpose of <text:tab/>getArguments() is to return the array of arguments that should be passed to that controller. <text:tab/>Exactly how this is done is completely up to your design, though the built-in <text:tab/>ArgumentResolver</text:p>
      <text:p text:style-name="Standard"/>
      <text:p text:style-name="Standard"><text:s text:c="24"/>=&gt;At this point the kernel has a PHP callable (the controller) and an array of <text:tab/>arguments that should be passed when executing that callable.</text:p>
      <text:p text:style-name="Standard"/>
      <text:p text:style-name="Standard"><text:s text:c="24"/>=&gt;<text:span text:style-name="T1">Getting the Controller Arguments in the Symfony Framework</text:span></text:p>
      <text:p text:style-name="Standard"/>
      <text:p text:style-name="Standard"/>
      <text:p text:style-name="Standard"><text:s text:c="26"/>=&gt; the ArgumentResolver uses reflection on the callable to return an array of the <text:tab/><text:tab/>names of each of the arguments. It then iterates over each of these arguments and <text:tab/><text:tab/>uses the following tricks to determine which value should be passed for each <text:tab/><text:tab/><text:tab/>argument:</text:p>
      <text:p text:style-name="Standard"/>
      <text:p text:style-name="Standard"><text:s text:c="26"/>=&gt;If the Request attributes bag contains a key that matches the name of the <text:tab/><text:tab/><text:tab/>argument, that value is used</text:p>
      <text:p text:style-name="Standard"><text:s text:c="25"/>=&gt; If the argument in the controller is type-hinted with Symfony's Request object, <text:tab/><text:tab/>the Request is passed in as the value.</text:p>
      <text:p text:style-name="Standard"><text:soft-page-break/><text:s text:c="25"/>=&gt;If the function or method argument is variadic and the Request attributes bag <text:tab/><text:tab/><text:tab/>contains an array for that argument, they will all be available through the variadic <text:tab/><text:tab/>argument.</text:p>
      <text:p text:style-name="Standard"/>
      <text:p text:style-name="Standard"><text:s text:c="17"/><text:span text:style-name="T1"><text:s text:c="2"/>5) Calling the Controller</text:span></text:p>
      <text:p text:style-name="Standard"/>
      <text:p text:style-name="Standard"><text:s text:c="24"/>=&gt;The next step of HttpKernel::handle() is executing the controller.</text:p>
      <text:p text:style-name="Standard"/>
      <text:p text:style-name="Standard"><text:s text:c="24"/>=&gt; <text:s/>The job of the controller is to build the response for the given resource. This <text:tab/><text:tab/><text:tab/>could be an HTML page, a JSON string or anything else.</text:p>
      <text:p text:style-name="Standard"><text:s text:c="24"/>=&gt; <text:s/>Usually, the controller will return a Response object. If this is true, then the work <text:tab/><text:tab/>of the kernel is just about done! In this case, the next step is the kernel.response <text:tab/><text:tab/><text:tab/>event.</text:p>
      <text:p text:style-name="Standard"/>
      <text:p text:style-name="Standard"><text:s text:c="24"/>=&gt;But if the controller returns anything besides a Response, then the kernel has a <text:tab/><text:tab/>little bit more work to do - kernel.view (since the end goal is always to generate a <text:tab/><text:tab/>Response object).</text:p>
      <text:p text:style-name="Standard"/>
      <text:p text:style-name="Standard"/>
      <text:p text:style-name="Standard"><text:s text:c="14"/><text:span text:style-name="T1"><text:s text:c="4"/>6) The kernel.view Event</text:span></text:p>
      <text:p text:style-name="Standard"/>
      <text:p text:style-name="Standard"><text:s text:c="28"/>=&gt;Typical Purposes: Transform a non-Response return value from a controller <text:tab/><text:tab/>into a Response</text:p>
      <text:p text:style-name="Standard"/>
      <text:p text:style-name="Standard"><text:s text:c="28"/>=&gt;If the controller doesn't return a Response object, then the kernel dispatches <text:tab/><text:tab/>another event - kernel.view. The job of a listener to this event is to use the return <text:tab/><text:tab/><text:tab/>value of the controller (e.g. an array of data or an object) to create a Response.</text:p>
      <text:p text:style-name="Standard"><text:s text:c="28"/>=&gt;This can be useful if you want to use a "view" layer: instead of returning a <text:tab/><text:tab/><text:tab/>Response from the controller, you return data that represents the page. A listener to <text:tab/><text:tab/>this event could then use this data to create a Response that is in the correct format <text:tab/><text:tab/>(e.g HTML, JSON, etc).</text:p>
      <text:p text:style-name="Standard"/>
      <text:p text:style-name="Standard"/>
      <text:p text:style-name="Standard"><text:s text:c="26"/><text:span text:style-name="T1"><text:s text:c="2"/>=&gt;kernel.view in the Symfony Framework</text:span></text:p>
      <text:p text:style-name="P1"/>
      <text:p text:style-name="Standard"/>
      <text:p text:style-name="Standard"><text:s text:c="26"/>=&gt;There is a default listener inside the Symfony Framework for the kernel.view <text:tab/><text:tab/>event. If your controller action returns an array, and you apply the #[Template()] <text:tab/><text:tab/><text:tab/>attribute to that controller action, then this listener renders a template, passes the<text:tab/> <text:tab/><text:tab/>array you returned from your controller to that template, and creates a Response <text:tab/><text:tab/><text:tab/>containing the returned content from that templa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19"/><text:span text:style-name="T1">7) The kernel.response Event</text:span></text:p>
      <text:p text:style-name="Standard"/>
      <text:p text:style-name="Standard"><text:s text:c="24"/>=&gt;Typical Purposes: Modify the Response object just before it is sent</text:p>
      <text:p text:style-name="Standard"/>
      <text:p text:style-name="Standard"><text:s text:c="24"/>=&gt;The end goal of the kernel is to transform a Request into a Response. The <text:tab/><text:tab/><text:tab/>Response might be created during the kernel.request event, returned from the <text:tab/><text:tab/><text:tab/>controller, or returned by one of the listeners to the kernel.view event.</text:p>
      <text:p text:style-name="Standard"/>
      <text:p text:style-name="Standard"><text:s text:c="24"/>=&gt;A typical listener to this event will modify the Response object in some way, such <text:tab/><text:tab/>as modifying headers, adding cookies, or even changing the content of the Response <text:tab/><text:tab/>itself (e.g. injecting some JavaScript before the end &lt;/body&gt; tag of an HTML <text:tab/><text:tab/><text:tab/>response).</text:p>
      <text:p text:style-name="Standard"/>
      <text:p text:style-name="Standard"><text:s text:c="24"/>=&gt; In the most typical use-case, you can then call the send() method, which sends the <text:tab/><text:tab/>headers and prints the Response content.</text:p>
      <text:p text:style-name="Standard"/>
      <text:p text:style-name="Standard"/>
      <text:p text:style-name="Standard"/>
      <text:p text:style-name="Standard"><text:s text:c="22"/>=&gt;kernel.response in the Symfony Framework</text:p>
      <text:p text:style-name="Standard"><text:s text:c="28"/>=&gt;There are several minor listeners on this event inside the Symfony Framework, <text:tab/><text:tab/>and most modify the response in some way.</text:p>
      <text:p text:style-name="Standard"/>
      <text:p text:style-name="Standard"><text:s text:c="16"/><text:span text:style-name="T1">8) The kernel.terminate Event</text:span></text:p>
      <text:p text:style-name="Standard"/>
      <text:p text:style-name="Standard"><text:s text:c="24"/>=&gt;Typical Purposes: To perform some "heavy" action after the response has been <text:tab/><text:tab/>streamed to the user</text:p>
      <text:p text:style-name="Standard"><text:s text:c="24"/>=&gt;The final event of the HttpKernel process is kernel.terminate and is unique <text:tab/><text:tab/><text:tab/>because it occurs after the HttpKernel::handle() method, and after the response is <text:tab/><text:tab/>sent to the user. Recall from above, then the code that uses the kernel, ends like this:</text:p>
      <text:p text:style-name="Standard"/>
      <text:p text:style-name="Standard"><text:s text:c="20"/><text:span text:style-name="T1">Example</text:span></text:p>
      <text:p text:style-name="Standard"/>
      <text:p text:style-name="Standard"><text:s text:c="21"/>// sends the headers and echoes the content</text:p>
      <text:p text:style-name="Standard"><text:s text:c="20"/><text:tab/>$response-&gt;send();</text:p>
      <text:p text:style-name="Standard"/>
      <text:p text:style-name="Standard"><text:s text:c="20"/>// triggers the kernel.terminate event</text:p>
      <text:p text:style-name="Standard"><text:s text:c="20"/>$kernel-&gt;terminate($request, $response);</text:p>
      <text:p text:style-name="Standard"/>
      <text:p text:style-name="Standard"><text:s text:c="20"/>=&gt;As you can see, by calling $kernel-&gt;terminate after sending the response, you will <text:tab/>trigger the kernel.terminate event where you can perform certain actions that you may have <text:tab/>delayed in order to return the response as quickly as possible to the cli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 text:c="20"/>=&gt;Handling Exceptions: the kernel.exception Event</text:p>
      <text:p text:style-name="Standard"/>
      <text:p text:style-name="Standard"/>
      <text:p text:style-name="Standard"><text:s text:c="23"/>=&gt;Typical Purposes: Handle some type of exception and create an appropriate <text:tab/><text:tab/><text:tab/>Response to return for the exception</text:p>
      <text:p text:style-name="P3"><text:tab/><text:tab/></text:p>
      <text:p text:style-name="P3"><text:tab/><text:tab/>=&gt;If an exception is thrown at any point inside HttpKernel::handle(), another event - <text:tab/><text:tab/>kernel.exception is dispatched. Internally, the body of the handle() method is <text:tab/><text:tab/><text:tab/>wrapped in a try-catch block. When any exception is thrown, the kernel.exception <text:tab/><text:tab/>event is dispatched so that your system can somehow respond to the exception.</text:p>
      <text:p text:style-name="Standard"/>
      <text:p text:style-name="Standard"/>
      <text:p text:style-name="Standard"><text:s text:c="25"/>=&gt;Each listener to this event is passed a ExceptionEvent object, which you can use <text:tab/><text:tab/>to access the original exception via the getThrowable() method</text:p>
      <text:p text:style-name="Standard"/>
      <text:p text:style-name="Standard"><text:s text:c="25"/>=&gt;For example, to generate a 404 page, you might throw a special type of exception <text:tab/><text:tab/>and then add a listener on this event that looks for this exception and creates and <text:tab/><text:tab/><text:tab/>returns a 404 Response. In fact, the HttpKernel component comes with an <text:tab/><text:tab/><text:tab/>ErrorListener, which if you choose to use, will do this and more by default (see the <text:tab/><text:tab/>sidebar below for more details).</text:p>
      <text:p text:style-name="Standard"/>
      <text:p text:style-name="Standard"/>
      <text:p text:style-name="Standard"/>
      <text:p text:style-name="Standard"><text:s text:c="22"/><text:span text:style-name="T1">=&gt;kernel.exception in the Symfony Framework</text:span></text:p>
      <text:p text:style-name="Standard"/>
      <text:p text:style-name="Standard"><text:s text:c="22"/>=&gt;There are two main listeners to kernel.exception when using the Symfony <text:tab/><text:tab/><text:tab/>Framework.</text:p>
      <text:p text:style-name="Standard"/>
      <text:p text:style-name="P1"><text:s text:c="28"/>-ErrorListener in the HttpKernel Component</text:p>
      <text:p text:style-name="P1"><text:s text:c="28"/>-ExceptionListener in the Security Component</text:p>
      <text:p text:style-name="P1"/>
      <text:p text:style-name="Standard"><text:s text:c="24"/>=&gt;The other important listener is the ExceptionListener. The goal of this listener is to <text:tab/><text:tab/>handle security exceptions and, when appropriate, help the user to authenticate (e.g. <text:tab/><text:tab/>redirect to the login page).</text:p>
      <text:p text:style-name="Standard"/>
      <text:p text:style-name="Standard"><text:tab/> <text:s text:c="9"/>=&gt;Creating an Event Listener</text:p>
      <text:p text:style-name="Standard"/>
      <text:p text:style-name="Standard"><text:s text:c="21"/>=&gt;As you've seen, you can create and attach event listeners to any of the events <text:tab/><text:tab/><text:tab/>dispatched during the HttpKernel::handle() cyc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<text:s text:c="28"/>=&gt;kernel.request <text:s/><text:tab/>KernelEvents::REQUEST RequestEvent</text:p>
      <text:p text:style-name="P1"><text:s text:c="28"/>=&gt;kernel.controller <text:s/>KernelEvents::CONTROLLER <text:s/>ControllerEvent</text:p>
      <text:p text:style-name="P1"><text:s text:c="28"/>=&gt;kernel.controller_arguments <text:s/><text:tab/>KernelEvents::CONTROLLER_ARGUMENTS <text:s/><text:tab/><text:tab/><text:tab/>ControllerArgumentsEvent</text:p>
      <text:p text:style-name="P1"><text:s text:c="28"/>=&gt;kernel.view <text:s/><text:tab/>KernelEvents::VIEW ViewEvent</text:p>
      <text:p text:style-name="P1"><text:s text:c="28"/>=&gt;kernel.response <text:s/>KernelEvents::RESPONSE ResponseEvent</text:p>
      <text:p text:style-name="P1"><text:s text:c="28"/>=&gt;kernel.finish_request <text:s/>kernelEvents::FINISH_REQUEST <text:s/>FinishRequestEvent</text:p>
      <text:p text:style-name="P1"><text:s text:c="28"/>=&gt;kernel.terminate <text:s text:c="5"/>KernelEvents::TERMINATE <text:s text:c="4"/>TerminateEvent</text:p>
      <text:p text:style-name="P1"><text:s text:c="28"/>=&gt;kernel.exception <text:s text:c="5"/>KernelEvents::EXCEPTION <text:s text:c="4"/>ExceptionEvent</text:p>
      <text:p text:style-name="P1"/>
      <text:p text:style-name="Standard"><text:s/><text:span text:style-name="T1">=&gt;Working Example</text:span></text:p>
      <text:p text:style-name="Standard"/>
      <text:p text:style-name="Standard"><text:s text:c="19"/>=&gt;When using the HttpKernel component, you're free to attach any listeners to the core <text:tab/><text:tab/>events</text:p>
      <text:p text:style-name="Standard"><text:s text:c="20"/>=&gt;use any controller resolver that implements the ControllerResolverInterface and use <text:tab/><text:tab/>any argument resolver that implements the ArgumentResolverInterface.</text:p>
      <text:p text:style-name="Standard"/>
      <text:p text:style-name="Standard"><text:s text:c="19"/><text:span text:style-name="T1"><text:s/>Example</text:span></text:p>
      <text:p text:style-name="Standard"/>
      <text:p text:style-name="Standard"><text:s text:c="24"/>use Symfony\Component\EventDispatcher\EventDispatcher;</text:p>
      <text:p text:style-name="Standard"><text:s text:c="24"/>use Symfony\Component\HttpFoundation\Request;</text:p>
      <text:p text:style-name="Standard"><text:s text:c="24"/>use Symfony\Component\HttpFoundation\RequestStack;</text:p>
      <text:p text:style-name="Standard"><text:s text:c="24"/>use Symfony\Component\HttpFoundation\Response;</text:p>
      <text:p text:style-name="Standard"><text:s text:c="24"/>use Symfony\Component\HttpKernel\Controller\ArgumentResolver;</text:p>
      <text:p text:style-name="Standard"><text:s text:c="24"/>use Symfony\Component\HttpKernel\Controller\ControllerResolver;</text:p>
      <text:p text:style-name="Standard"><text:s text:c="24"/>use Symfony\Component\HttpKernel\EventListener\RouterListener;</text:p>
      <text:p text:style-name="Standard"><text:s text:c="24"/>use Symfony\Component\HttpKernel\HttpKernel;</text:p>
      <text:p text:style-name="Standard"><text:s text:c="24"/>use Symfony\Component\Routing\Matcher\UrlMatcher;</text:p>
      <text:p text:style-name="Standard"><text:s text:c="24"/>use Symfony\Component\Routing\RequestContext;</text:p>
      <text:p text:style-name="Standard"><text:s text:c="24"/>use Symfony\Component\Routing\Route;</text:p>
      <text:p text:style-name="Standard"><text:s text:c="24"/>use Symfony\Component\Routing\RouteCollection;</text:p>
      <text:p text:style-name="Standard"/>
      <text:p text:style-name="Standard"><text:s text:c="24"/>$routes = new RouteCollection();</text:p>
      <text:p text:style-name="Standard"><text:s text:c="24"/>$routes-&gt;add('hello', new Route('/hello/{name}', [</text:p>
      <text:p text:style-name="Standard"><text:s text:c="28"/>'_controller' =&gt; function (Request $request) {</text:p>
      <text:p text:style-name="Standard"><text:s text:c="32"/>return new Response(</text:p>
      <text:p text:style-name="Standard"><text:s text:c="36"/>sprintf("Hello %s", $request-&gt;get('name'))</text:p>
      <text:p text:style-name="Standard"><text:s text:c="32"/>);</text:p>
      <text:p text:style-name="Standard"><text:s text:c="28"/>}]</text:p>
      <text:p text:style-name="Standard"><text:s text:c="24"/>));</text:p>
      <text:p text:style-name="Standard"/>
      <text:p text:style-name="Standard"><text:s text:c="24"/>$request = Request::createFromGlobals();</text:p>
      <text:p text:style-name="Standard"/>
      <text:p text:style-name="Standard"><text:s text:c="24"/>$matcher = new UrlMatcher($routes, new RequestContext());</text:p>
      <text:p text:style-name="Standard"/>
      <text:p text:style-name="Standard"><text:soft-page-break/><text:s text:c="24"/>$dispatcher = new EventDispatcher();</text:p>
      <text:p text:style-name="Standard"><text:s text:c="24"/>$dispatcher-&gt;addSubscriber(new RouterListener($matcher, new RequestStack()));</text:p>
      <text:p text:style-name="Standard"/>
      <text:p text:style-name="Standard"><text:s text:c="24"/>$controllerResolver = new ControllerResolver();</text:p>
      <text:p text:style-name="Standard"><text:s text:c="24"/>$argumentResolver = new ArgumentResolver();</text:p>
      <text:p text:style-name="Standard"/>
      <text:p text:style-name="Standard"><text:s text:c="24"/>$kernel = new HttpKernel($dispatcher, $controllerResolver, new RequestStack(), $argumentResolver);</text:p>
      <text:p text:style-name="Standard"/>
      <text:p text:style-name="Standard"><text:s text:c="24"/>$response = $kernel-&gt;handle($request);</text:p>
      <text:p text:style-name="Standard"><text:s text:c="24"/>$response-&gt;send();</text:p>
      <text:p text:style-name="Standard"/>
      <text:p text:style-name="Standard"><text:s text:c="24"/>$kernel-&gt;terminate($request, $response);</text:p>
      <text:p text:style-name="Standard"/>
      <text:p text:style-name="Standard"><text:s text:c="11"/>=&gt;Sub Requests</text:p>
      <text:p text:style-name="Standard"/>
      <text:p text:style-name="Standard"><text:s text:c="16"/>=&gt;In addition to the "main" request that's sent into HttpKernel::handle(), you can also send a so-called "sub request"</text:p>
      <text:p text:style-name="Standard"><text:s text:c="16"/>=&gt;A sub request looks and acts like any other request, but typically serves to render just one small portion of a page instead of a full page</text:p>
      <text:p text:style-name="Standard"><text:s text:c="16"/>=&gt;To execute a sub request, use HttpKernel::handle(), but change the second argument as follows:</text:p>
      <text:p text:style-name="Standard"/>
      <text:p text:style-name="Standard"><text:s text:c="16"/>=&gt;Example</text:p>
      <text:p text:style-name="Standard"/>
      <text:p text:style-name="Standard"><text:s text:c="20"/>use Symfony\Component\HttpFoundation\Request;</text:p>
      <text:p text:style-name="Standard"><text:s text:c="20"/>use Symfony\Component\HttpKernel\HttpKernelInterface;</text:p>
      <text:p text:style-name="Standard"/>
      <text:p text:style-name="Standard"><text:s text:c="20"/>// ...</text:p>
      <text:p text:style-name="Standard"/>
      <text:p text:style-name="Standard"><text:s text:c="20"/>// create some other request manually as needed</text:p>
      <text:p text:style-name="Standard"><text:s text:c="20"/>$request = new Request();</text:p>
      <text:p text:style-name="Standard"><text:s text:c="20"/>// for example, possibly set its _controller manually</text:p>
      <text:p text:style-name="Standard"><text:s text:c="20"/>$request-&gt;attributes-&gt;set('_controller', '...');</text:p>
      <text:p text:style-name="Standard"/>
      <text:p text:style-name="Standard"><text:s text:c="20"/>$response = $kernel-&gt;handle($request, HttpKernelInterface::SUB_REQUEST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6"/>=&gt;This creates another full request-response cycle where this new Request is transformed <text:tab/>into a Response</text:p>
      <text:p text:style-name="Standard"><text:s text:c="16"/>=&gt;Each listener is passed some subclass of KernelEvent, whose isMainRequest() method <text:tab/>can be used to check if the current request is a "main" or "sub" request.</text:p>
      <text:p text:style-name="Standard"/>
      <text:p text:style-name="Standard"><text:s text:c="15"/><text:span text:style-name="T1"><text:s/>Example</text:span></text:p>
      <text:p text:style-name="Standard"/>
      <text:p text:style-name="Standard"><text:s text:c="20"/>use Symfony\Component\HttpKernel\Event\RequestEvent;</text:p>
      <text:p text:style-name="Standard"><text:s text:c="24"/>// ...</text:p>
      <text:p text:style-name="Standard"/>
      <text:p text:style-name="Standard"><text:s text:c="24"/>public function onKernelRequest(RequestEvent $event)</text:p>
      <text:p text:style-name="Standard"><text:s text:c="24"/>{</text:p>
      <text:p text:style-name="Standard"><text:s text:c="28"/>if (!$event-&gt;isMainRequest()) {</text:p>
      <text:p text:style-name="Standard"><text:s text:c="32"/>return;</text:p>
      <text:p text:style-name="Standard"><text:s text:c="28"/>}</text:p>
      <text:p text:style-name="Standard"/>
      <text:p text:style-name="Standard"><text:s text:c="28"/>// ...</text:p>
      <text:p text:style-name="Standard"><text:s text:c="24"/>}</text:p>
      <text:p text:style-name="Standard"/>
      <text:p text:style-name="Standard"/>
      <text:p text:style-name="P1"><text:s text:c="8"/>=&gt;Locating Resources</text:p>
      <text:p text:style-name="Standard"/>
      <text:p text:style-name="Standard"><text:s text:c="16"/>=&gt;The HttpKernel component is responsible of the bundle mechanism used in Symfony <text:tab/>applications.</text:p>
      <text:p text:style-name="Standard"><text:s text:c="16"/>=&gt;The key feature of the bundles is that they allow to override any resource used by the <text:tab/>application (config files, templates, controllers, translation files, etc.)</text:p>
      <text:p text:style-name="P4"><text:s text:c="14"/></text:p>
      <text:p text:style-name="P4"><text:tab/>=&gt;This overriding mechanism works because resources are referenced not by their physical <text:tab/>path but by their logical path</text:p>
      <text:p text:style-name="Standard"><text:s text:c="16"/>=&gt;the services.xml file stored in the Resources/config/ directory of a bundle called <text:tab/>FooBundle is referenced as @FooBundle/Resources/config/services.xml. This logical path <text:tab/>will work when the application overrides that file and even if you change the directory of <text:tab/>FooBundle.</text:p>
      <text:p text:style-name="Standard"/>
      <text:p text:style-name="Standard"><text:s text:c="13"/>=&gt;The HttpKernel component provides a method called locateResource() which can be used to transform logical paths into physical paths:</text:p>
      <text:p text:style-name="Standard"/>
      <text:p text:style-name="Standard"><text:s text:c="16"/>path = $kernel-&gt;locateResource('@FooBundle/Resources/config/services.xml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"/><text:span text:style-name="T1"><text:s text:c="3"/>=&gt;Built-in Symfony Events</text:span></text:p>
      <text:p text:style-name="Standard"/>
      <text:p text:style-name="Standard"><text:s text:c="12"/><text:tab/>=&gt;The Symfony framework is an HTTP Request-Response one. During the handling <text:tab/>of an <text:tab/>HTTP request, the framework (or any application using the HttpKernel component) <text:tab/>dispatches some events which you can use to modify how the request is handled and how <text:tab/>the response is returned.</text:p>
      <text:p text:style-name="Standard"/>
      <text:p text:style-name="Standard"/>
      <text:p text:style-name="Standard"><text:s text:c="12"/><text:span text:style-name="T1"><text:s text:c="4"/>Kernel Events</text:span></text:p>
      <text:p text:style-name="Standard"/>
      <text:p text:style-name="P1"><text:s text:c="20"/>=&gt;getRequestType()</text:p>
      <text:p text:style-name="P1"/>
      <text:p text:style-name="Standard"><text:s text:c="24"/>Returns the type of the request (HttpKernelInterface::MAIN_REQUEST or <text:tab/><text:tab/><text:tab/>HttpKernelInterface::SUB_REQUEST).</text:p>
      <text:p text:style-name="P5"><text:s text:c="20"/></text:p>
      <text:p text:style-name="P5"><text:tab/> <text:s text:c="5"/><text:span text:style-name="T1">=&gt;getKernel()</text:span></text:p>
      <text:p text:style-name="Standard"><text:s text:c="24"/>Returns the Kernel handling the request.</text:p>
      <text:p text:style-name="Standard"/>
      <text:p text:style-name="Standard"><text:s text:c="18"/><text:span text:style-name="T1"><text:s text:c="2"/>=&gt;getRequest()</text:span></text:p>
      <text:p text:style-name="Standard"><text:span text:style-name="T1"/></text:p>
      <text:p text:style-name="Standard"><text:s text:c="24"/>Returns the current Request being handled.</text:p>
      <text:p text:style-name="Standard"/>
      <text:p text:style-name="P1"><text:s text:c="20"/>=&gt;isMainRequest()</text:p>
      <text:p text:style-name="P1"/>
      <text:p text:style-name="P6"><text:s text:c="28"/>Checks if this is a main request</text:p>
      <text:p text:style-name="P6"><text:tab/><text:tab/> <text:s text:c="3"/><text:span text:style-name="T3">check also request is sub-request</text:span></text:p>
      <text:p text:style-name="P6"><text:tab/><text:tab/> <text:s text:c="3"/><text:span text:style-name="T3">if sub-request found then wili <text:s/>check</text:span></text:p>
      <text:p text:style-name="P6"><text:tab/> <text:s text:c="15"/><text:span text:style-name="T3">it main request then will check <text:s/>if condtion</text:span></text:p>
      <text:p text:style-name="P6"><text:tab/><text:tab/><text:tab/><text:span text:style-name="T3">if(</text:span><text:span text:style-name="T2">isMainRequest()</text:span><text:span text:style-name="T3">){</text:span></text:p>
      <text:p text:style-name="P6"><text:span text:style-name="T3"><text:tab/><text:tab/><text:tab/>//do</text:span></text:p>
      <text:p text:style-name="P6"><text:span text:style-name="T3"><text:tab/><text:tab/><text:tab/>}</text:span> <text:span text:style-name="T3">else{</text:span></text:p>
      <text:p text:style-name="P6"><text:span text:style-name="T3"><text:tab/><text:tab/><text:tab/>//else do</text:span></text:p>
      <text:p text:style-name="P6"><text:span text:style-name="T3"><text:tab/><text:tab/><text:tab/>}</text:span><text:tab/></text:p>
      <text:p text:style-name="P7">Thanks ...</text:p>
      <text:p text:style-name="P6"/>
      <text:p text:style-name="P6"/>
      <text:p text:style-name="P6"><text:tab/></text:p>
      <text:p text:style-name="P6"><text:tab/><text:tab/><text:tab/></text:p>
      <text:p text:style-name="P6"><text:tab/><text:tab/></text:p>
      <text:p text:style-name="P6"/>
      <text:p text:style-name="P6"><text:tab/></text:p>
      <text:p text:style-name="P6"><text:tab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5:56.936054131</meta:creation-date>
    <dc:date>2023-02-16T18:30:56.612037127</dc:date>
    <meta:editing-duration>PT33M43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3" meta:paragraph-count="254" meta:word-count="2547" meta:character-count="24371" meta:non-whitespace-character-count="16380"/>
  </office:meta>
</office:document-meta>
</file>